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ktiv Grotesk" svg:font-family="'Aktiv Grotesk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79.99mm" style:rel-column-width="30836*"/>
    </style:style>
    <style:style style:name="Table2.B" style:family="table-column">
      <style:table-column-properties style:column-width="7mm" style:rel-column-width="2699*"/>
    </style:style>
    <style:style style:name="Table2.C" style:family="table-column">
      <style:table-column-properties style:column-width="83.01mm" style:rel-column-width="32000*"/>
    </style:style>
    <style:style style:name="Table2.A1" style:family="table-cell">
      <style:table-cell-properties fo:background-color="transparent" fo:padding-left="0mm" fo:padding-right="0mm" fo:padding-top="1.01mm" fo:padding-bottom="1.01mm" fo:border="none" style:writing-mode="page">
        <style:background-image/>
      </style:table-cell-properties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79.99mm" style:rel-column-width="30836*"/>
    </style:style>
    <style:style style:name="Table3.B" style:family="table-column">
      <style:table-column-properties style:column-width="7mm" style:rel-column-width="2699*"/>
    </style:style>
    <style:style style:name="Table3.C" style:family="table-column">
      <style:table-column-properties style:column-width="83.01mm" style:rel-column-width="32000*"/>
    </style:style>
    <style:style style:name="Table3.A1" style:family="table-cell">
      <style:table-cell-properties fo:background-color="transparent" fo:padding-left="0mm" fo:padding-right="0mm" fo:padding-top="1.01mm" fo:padding-bottom="1.01m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090436"/>
    </style:style>
    <style:style style:name="P2" style:family="paragraph" style:parent-style-name="Footer">
      <style:paragraph-properties fo:text-align="end" style:justify-single-word="false"/>
      <style:text-properties officeooo:paragraph-rsid="02d37823"/>
    </style:style>
    <style:style style:name="P3" style:family="paragraph" style:parent-style-name="Text_20_body">
      <style:text-properties officeooo:paragraph-rsid="00099755"/>
    </style:style>
    <style:style style:name="P4" style:family="paragraph" style:parent-style-name="Text_20_body">
      <style:text-properties officeooo:paragraph-rsid="005f55b5"/>
    </style:style>
    <style:style style:name="P5" style:family="paragraph" style:parent-style-name="Text_20_body">
      <style:text-properties fo:font-style="normal" fo:font-weight="bold" officeooo:rsid="00ad272a" officeooo:paragraph-rsid="00ec1c91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officeooo:paragraph-rsid="027c91b0" style:font-style-asian="normal" style:font-style-complex="normal"/>
    </style:style>
    <style:style style:name="P7" style:family="paragraph" style:parent-style-name="Text_20_body">
      <style:text-properties officeooo:paragraph-rsid="00ec1c91"/>
    </style:style>
    <style:style style:name="P8" style:family="paragraph" style:parent-style-name="Text_20_body">
      <style:text-properties officeooo:paragraph-rsid="0127169a"/>
    </style:style>
    <style:style style:name="P9" style:family="paragraph" style:parent-style-name="Text_20_body">
      <style:text-properties officeooo:paragraph-rsid="00f7272a"/>
    </style:style>
    <style:style style:name="P10" style:family="paragraph" style:parent-style-name="Text_20_body">
      <style:text-properties style:font-name="Aktiv Grotesk" fo:font-size="9pt" officeooo:rsid="01ad4160" officeooo:paragraph-rsid="00099755"/>
    </style:style>
    <style:style style:name="P11" style:family="paragraph" style:parent-style-name="Text_20_body">
      <style:text-properties officeooo:paragraph-rsid="027444e2"/>
    </style:style>
    <style:style style:name="P12" style:family="paragraph" style:parent-style-name="Text_20_body">
      <style:text-properties officeooo:paragraph-rsid="02a81a0e"/>
    </style:style>
    <style:style style:name="P13" style:family="paragraph" style:parent-style-name="Text_20_body">
      <style:text-properties officeooo:paragraph-rsid="02caae0c"/>
    </style:style>
    <style:style style:name="P14" style:family="paragraph" style:parent-style-name="Text_20_body">
      <style:text-properties officeooo:paragraph-rsid="02dda609"/>
    </style:style>
    <style:style style:name="P15" style:family="paragraph" style:parent-style-name="Horizontal_20_Line">
      <style:text-properties officeooo:paragraph-rsid="027444e2"/>
    </style:style>
    <style:style style:name="P16" style:family="paragraph" style:parent-style-name="Heading_20_1" style:master-page-name="Standard">
      <style:paragraph-properties style:page-number="auto"/>
      <style:text-properties officeooo:paragraph-rsid="0296136e"/>
    </style:style>
    <style:style style:name="P17" style:family="paragraph" style:parent-style-name="Heading_20_2">
      <style:text-properties officeooo:rsid="00f3f340" officeooo:paragraph-rsid="0116fed7"/>
    </style:style>
    <style:style style:name="P18" style:family="paragraph" style:parent-style-name="Heading_20_2">
      <style:text-properties officeooo:paragraph-rsid="005f55b5"/>
    </style:style>
    <style:style style:name="P19" style:family="paragraph" style:parent-style-name="Heading_20_2">
      <style:text-properties officeooo:paragraph-rsid="00099755"/>
    </style:style>
    <style:style style:name="P20" style:family="paragraph" style:parent-style-name="Heading_20_3">
      <style:text-properties officeooo:paragraph-rsid="01caaefd"/>
    </style:style>
    <style:style style:name="P21" style:family="paragraph" style:parent-style-name="Heading_20_3">
      <style:text-properties officeooo:paragraph-rsid="02bc5728"/>
    </style:style>
    <style:style style:name="P22" style:family="paragraph" style:parent-style-name="Heading_20_3">
      <style:text-properties style:font-name="Aktiv Grotesk" fo:font-size="9pt" fo:font-style="normal" fo:font-weight="bold" officeooo:rsid="0240c484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P23" style:family="paragraph" style:parent-style-name="Heading_20_3">
      <style:text-properties style:font-name="Aktiv Grotesk" fo:font-size="9pt" fo:font-style="normal" fo:font-weight="bold" officeooo:rsid="0240c484" officeooo:paragraph-rsid="02e3171e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P24" style:family="paragraph" style:parent-style-name="Heading_20_3">
      <style:text-properties officeooo:paragraph-rsid="0240c484"/>
    </style:style>
    <style:style style:name="P25" style:family="paragraph" style:parent-style-name="Text_20_body">
      <style:text-properties officeooo:paragraph-rsid="0127169a"/>
    </style:style>
    <style:style style:name="P26" style:family="paragraph" style:parent-style-name="Text_20_body">
      <style:text-properties officeooo:paragraph-rsid="02f0eeb5"/>
    </style:style>
    <style:style style:name="P27" style:family="paragraph" style:parent-style-name="Text_20_body">
      <style:text-properties officeooo:paragraph-rsid="02c9f6d6"/>
    </style:style>
    <style:style style:name="P28" style:family="paragraph" style:parent-style-name="Text_20_body">
      <style:text-properties fo:font-style="normal" fo:font-weight="normal" officeooo:rsid="01715b7c" officeooo:paragraph-rsid="0237f8d7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1715b7c" officeooo:paragraph-rsid="0240c484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1715b7c" officeooo:paragraph-rsid="0250cceb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1715b7c" officeooo:paragraph-rsid="0248b978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1715b7c" officeooo:paragraph-rsid="024159dd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1715b7c" officeooo:paragraph-rsid="02519eda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officeooo:paragraph-rsid="02add58a"/>
    </style:style>
    <style:style style:name="P35" style:family="paragraph" style:parent-style-name="Text_20_body">
      <style:text-properties officeooo:paragraph-rsid="0240c484"/>
    </style:style>
    <style:style style:name="P36" style:family="paragraph" style:parent-style-name="Text_20_body">
      <style:text-properties officeooo:paragraph-rsid="0250cceb"/>
    </style:style>
    <style:style style:name="P37" style:family="paragraph" style:parent-style-name="Text_20_body">
      <style:text-properties officeooo:paragraph-rsid="0250f387"/>
    </style:style>
    <style:style style:name="P38" style:family="paragraph" style:parent-style-name="Text_20_body">
      <style:text-properties officeooo:paragraph-rsid="0237f8d7"/>
    </style:style>
    <style:style style:name="P39" style:family="paragraph" style:parent-style-name="Text_20_body">
      <style:text-properties officeooo:paragraph-rsid="024159dd"/>
    </style:style>
    <style:style style:name="P40" style:family="paragraph" style:parent-style-name="Text_20_body">
      <style:text-properties officeooo:paragraph-rsid="02519eda"/>
    </style:style>
    <style:style style:name="P41" style:family="paragraph" style:parent-style-name="Text_20_body">
      <style:text-properties officeooo:paragraph-rsid="025a21c2"/>
    </style:style>
    <style:style style:name="P42" style:family="paragraph" style:parent-style-name="Text_20_body">
      <style:text-properties officeooo:paragraph-rsid="027f4195"/>
    </style:style>
    <style:style style:name="P43" style:family="paragraph" style:parent-style-name="Text_20_body">
      <style:text-properties officeooo:paragraph-rsid="0241f83a"/>
    </style:style>
    <style:style style:name="P44" style:family="paragraph" style:parent-style-name="Text_20_body">
      <style:text-properties officeooo:paragraph-rsid="024b77de"/>
    </style:style>
    <style:style style:name="P45" style:family="paragraph" style:parent-style-name="Text_20_body">
      <style:text-properties officeooo:paragraph-rsid="02807e25"/>
    </style:style>
    <style:style style:name="T1" style:family="text">
      <style:text-properties officeooo:rsid="011e22e2"/>
    </style:style>
    <style:style style:name="T2" style:family="text">
      <style:text-properties officeooo:rsid="011102d8"/>
    </style:style>
    <style:style style:name="T3" style:family="text">
      <style:text-properties style:font-name="Aktiv Grotesk" fo:font-size="9pt" officeooo:rsid="02d37823"/>
    </style:style>
    <style:style style:name="T4" style:family="text">
      <style:text-properties style:font-name="Aktiv Grotesk" fo:font-size="9pt" fo:font-style="normal" fo:font-weight="bold" officeooo:rsid="01ad4160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5" style:family="text">
      <style:text-properties style:font-name="Aktiv Grotesk" fo:font-size="9pt" fo:font-style="normal" fo:font-weight="bold" officeooo:rsid="01c8d848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6" style:family="text">
      <style:text-properties style:font-name="Aktiv Grotesk" fo:font-size="9pt" fo:font-style="normal" fo:font-weight="bold" officeooo:rsid="02045605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7" style:family="text">
      <style:text-properties style:font-name="Aktiv Grotesk" fo:font-size="9pt" fo:font-style="normal" fo:font-weight="bold" officeooo:rsid="0240c484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8" style:family="text">
      <style:text-properties style:font-name="Aktiv Grotesk" fo:font-size="9pt" fo:font-style="normal" fo:font-weight="bold" officeooo:rsid="024159dd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9" style:family="text">
      <style:text-properties style:font-name="Aktiv Grotesk" fo:font-size="9pt" fo:font-style="normal" fo:font-weight="bold" officeooo:rsid="0241f83a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10" style:family="text">
      <style:text-properties style:font-name="Aktiv Grotesk" fo:font-size="9pt" fo:font-style="normal" fo:font-weight="bold" officeooo:rsid="02499491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11" style:family="text">
      <style:text-properties style:font-name="Aktiv Grotesk" fo:font-size="9pt" fo:font-style="normal" fo:font-weight="bold" officeooo:rsid="027a5b04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12" style:family="text">
      <style:text-properties style:font-name="Aktiv Grotesk" fo:font-size="9pt" fo:font-style="normal" fo:font-weight="bold" officeooo:rsid="02bc5728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13" style:family="text">
      <style:text-properties style:font-name="Aktiv Grotesk" fo:font-size="9pt" fo:font-style="normal" fo:font-weight="bold" officeooo:rsid="02c66173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14" style:family="text">
      <style:text-properties style:font-name="Aktiv Grotesk" fo:font-size="9pt" fo:font-style="normal" fo:font-weight="bold" officeooo:rsid="02c81467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15" style:family="text">
      <style:text-properties style:font-name="Aktiv Grotesk" fo:font-size="9pt" fo:font-style="normal" fo:font-weight="bold" officeooo:rsid="02f0eeb5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16" style:family="text">
      <style:text-properties style:font-name="Aktiv Grotesk" fo:font-size="9pt" fo:font-style="normal" fo:font-weight="bold" officeooo:rsid="02f0eeb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7" style:family="text">
      <style:text-properties style:font-name="Aktiv Grotesk" fo:font-size="9pt" fo:font-style="normal" officeooo:rsid="0168edd0" style:font-style-asian="normal" style:font-style-complex="normal"/>
    </style:style>
    <style:style style:name="T18" style:family="text">
      <style:text-properties style:font-name="Aktiv Grotesk" fo:font-size="9pt" fo:font-style="normal" officeooo:rsid="01cdf527" style:font-style-asian="normal" style:font-style-complex="normal"/>
    </style:style>
    <style:style style:name="T19" style:family="text">
      <style:text-properties style:font-name="Aktiv Grotesk" fo:font-size="9pt" fo:font-style="normal" officeooo:rsid="0298191b" style:font-style-asian="normal" style:font-style-complex="normal"/>
    </style:style>
    <style:style style:name="T20" style:family="text">
      <style:text-properties style:font-name="Aktiv Grotesk" fo:font-size="9pt" fo:font-style="normal" officeooo:rsid="027444e2" style:font-style-asian="normal" style:font-style-complex="normal"/>
    </style:style>
    <style:style style:name="T21" style:family="text">
      <style:text-properties style:font-name="Aktiv Grotesk" fo:font-size="9pt" fo:font-style="normal" fo:font-weight="normal" officeooo:rsid="024159dd" style:font-style-asian="normal" style:font-weight-asian="normal" style:font-style-complex="normal" style:font-weight-complex="normal"/>
    </style:style>
    <style:style style:name="T22" style:family="text">
      <style:text-properties style:font-name="Aktiv Grotesk" fo:font-size="9pt" fo:font-style="normal" fo:font-weight="normal" officeooo:rsid="0241f83a" style:font-style-asian="normal" style:font-weight-asian="normal" style:font-style-complex="normal" style:font-weight-complex="normal"/>
    </style:style>
    <style:style style:name="T23" style:family="text">
      <style:text-properties style:font-name="Aktiv Grotesk" fo:font-size="9pt" fo:font-style="normal" fo:font-weight="normal" officeooo:rsid="0070c1df" style:font-style-asian="normal" style:font-weight-asian="normal" style:font-style-complex="normal" style:font-weight-complex="normal"/>
    </style:style>
    <style:style style:name="T24" style:family="text">
      <style:text-properties style:font-name="Aktiv Grotesk" fo:font-size="9pt" fo:font-style="normal" fo:font-weight="normal" officeooo:rsid="025862f8" style:font-style-asian="normal" style:font-weight-asian="normal" style:font-style-complex="normal" style:font-weight-complex="normal"/>
    </style:style>
    <style:style style:name="T25" style:family="text">
      <style:text-properties style:font-name="Aktiv Grotesk" fo:font-size="9pt" fo:font-style="normal" fo:font-weight="normal" officeooo:rsid="0258e38e" style:font-style-asian="normal" style:font-weight-asian="normal" style:font-style-complex="normal" style:font-weight-complex="normal"/>
    </style:style>
    <style:style style:name="T26" style:family="text">
      <style:text-properties style:font-name="Aktiv Grotesk" fo:font-size="9pt" fo:font-style="normal" fo:font-weight="normal" officeooo:rsid="0260815b" style:font-style-asian="normal" style:font-weight-asian="normal" style:font-style-complex="normal" style:font-weight-complex="normal"/>
    </style:style>
    <style:style style:name="T27" style:family="text">
      <style:text-properties style:font-name="Aktiv Grotesk" fo:font-size="9pt" fo:font-style="normal" fo:font-weight="normal" officeooo:rsid="0261d29c" style:font-style-asian="normal" style:font-weight-asian="normal" style:font-style-complex="normal" style:font-weight-complex="normal"/>
    </style:style>
    <style:style style:name="T28" style:family="text">
      <style:text-properties style:font-name="Aktiv Grotesk" fo:font-size="9pt" fo:font-style="normal" fo:font-weight="normal" officeooo:rsid="02a12636" style:font-style-asian="normal" style:font-weight-asian="normal" style:font-style-complex="normal" style:font-weight-complex="normal"/>
    </style:style>
    <style:style style:name="T29" style:family="text">
      <style:text-properties style:font-name="Aktiv Grotesk" fo:font-size="9pt" fo:font-style="normal" fo:font-weight="normal" officeooo:rsid="0070c1df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30" style:family="text">
      <style:text-properties style:font-name="Aktiv Grotesk" fo:font-size="9pt" fo:font-style="normal" fo:font-weight="normal" officeooo:rsid="02536e9b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31" style:family="text">
      <style:text-properties style:font-name="Aktiv Grotesk" fo:font-size="9pt" fo:font-style="normal" fo:font-weight="normal" officeooo:rsid="0241f83a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32" style:family="text">
      <style:text-properties style:font-name="Aktiv Grotesk" fo:font-size="9pt" fo:font-style="normal" fo:font-weight="normal" officeooo:rsid="026409ac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33" style:family="text">
      <style:text-properties style:font-name="Aktiv Grotesk" fo:font-size="9pt" fo:font-style="normal" fo:font-weight="normal" officeooo:rsid="0265e0bf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34" style:family="text">
      <style:text-properties style:font-name="Aktiv Grotesk" fo:font-size="9pt" fo:font-style="normal" fo:font-weight="normal" officeooo:rsid="02720d8f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35" style:family="text">
      <style:text-properties style:font-name="Aktiv Grotesk" fo:font-size="9pt" fo:font-style="normal" fo:font-weight="normal" officeooo:rsid="026af2cf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36" style:family="text">
      <style:text-properties style:font-name="Aktiv Grotesk" fo:font-size="9pt" fo:font-style="normal" fo:font-weight="normal" officeooo:rsid="02807e25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37" style:family="text">
      <style:text-properties style:font-name="Aktiv Grotesk" fo:font-size="9pt" fo:font-style="normal" fo:font-weight="normal" officeooo:rsid="024d24b5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38" style:family="text">
      <style:text-properties style:font-name="Aktiv Grotesk" fo:font-size="9pt" fo:font-style="normal" fo:font-weight="normal" officeooo:rsid="024e77c7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39" style:family="text">
      <style:text-properties style:font-name="Aktiv Grotesk" fo:font-size="9pt" fo:font-style="normal" fo:font-weight="normal" officeooo:rsid="02dda609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40" style:family="text">
      <style:text-properties style:font-name="Aktiv Grotesk" fo:font-size="9pt" fo:font-style="normal" fo:font-weight="normal" officeooo:rsid="02df6661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41" style:family="text">
      <style:text-properties style:font-name="Aktiv Grotesk" fo:font-size="9pt" fo:font-style="normal" fo:font-weight="normal" officeooo:rsid="0241f83a" style:font-name-asian="Microsoft YaHei" style:font-size-asian="14.1000003814697pt" style:font-weight-asian="normal" style:font-name-complex="Lucida Sans" style:font-size-complex="14.1000003814697pt" style:font-weight-complex="normal"/>
    </style:style>
    <style:style style:name="T42" style:family="text">
      <style:text-properties style:font-name="Aktiv Grotesk" fo:font-size="9pt" fo:font-style="normal" style:font-name-asian="Microsoft YaHei" style:font-size-asian="14.1000003814697pt" style:font-style-asian="normal" style:font-name-complex="Lucida Sans" style:font-size-complex="14.1000003814697pt" style:font-style-complex="normal"/>
    </style:style>
    <style:style style:name="T43" style:family="text">
      <style:text-properties style:font-name="Aktiv Grotesk" fo:font-size="9pt" fo:font-style="normal" officeooo:rsid="0070c1df" style:font-name-asian="Microsoft YaHei" style:font-size-asian="14.1000003814697pt" style:font-style-asian="normal" style:font-name-complex="Lucida Sans" style:font-size-complex="14.1000003814697pt" style:font-style-complex="normal"/>
    </style:style>
    <style:style style:name="T44" style:family="text">
      <style:text-properties style:font-name="Aktiv Grotesk" fo:font-size="9pt" fo:font-weight="normal" officeooo:rsid="016f62c4" style:font-weight-asian="normal" style:font-weight-complex="normal"/>
    </style:style>
    <style:style style:name="T45" style:family="text">
      <style:text-properties style:font-name="Aktiv Grotesk" fo:font-size="9pt" fo:font-weight="normal" officeooo:rsid="0198a894" style:font-weight-asian="normal" style:font-weight-complex="normal"/>
    </style:style>
    <style:style style:name="T46" style:family="text">
      <style:text-properties style:font-name="Aktiv Grotesk" fo:font-size="9pt" fo:font-weight="normal" officeooo:rsid="01cbb609" style:font-weight-asian="normal" style:font-weight-complex="normal"/>
    </style:style>
    <style:style style:name="T47" style:family="text">
      <style:text-properties style:font-name="Aktiv Grotesk" fo:font-size="9pt" fo:font-weight="normal" officeooo:rsid="020ecb98" style:font-weight-asian="normal" style:font-weight-complex="normal"/>
    </style:style>
    <style:style style:name="T48" style:family="text">
      <style:text-properties style:font-name="Aktiv Grotesk" fo:font-size="9pt" fo:font-weight="normal" officeooo:rsid="0257daa3" style:font-weight-asian="normal" style:font-weight-complex="normal"/>
    </style:style>
    <style:style style:name="T49" style:family="text">
      <style:text-properties style:font-name="Aktiv Grotesk" fo:font-size="9pt" fo:font-weight="normal" officeooo:rsid="018f747e" style:font-weight-asian="normal" style:font-weight-complex="normal"/>
    </style:style>
    <style:style style:name="T50" style:family="text">
      <style:text-properties style:font-name="Aktiv Grotesk" fo:font-size="9pt" fo:font-weight="normal" officeooo:rsid="02c81640" style:font-weight-asian="normal" style:font-weight-complex="normal"/>
    </style:style>
    <style:style style:name="T51" style:family="text">
      <style:text-properties style:font-name="Aktiv Grotesk" fo:font-size="9pt" fo:font-style="italic" fo:font-weight="normal" officeooo:rsid="024821b5" style:font-style-asian="italic" style:font-weight-asian="normal" style:font-style-complex="italic" style:font-weight-complex="normal"/>
    </style:style>
    <style:style style:name="T52" style:family="text">
      <style:text-properties style:font-name="Aktiv Grotesk" fo:font-size="9pt" officeooo:rsid="01fc29be"/>
    </style:style>
    <style:style style:name="T53" style:family="text">
      <style:text-properties style:font-name="Aktiv Grotesk" fo:font-size="9pt" officeooo:rsid="01fe141c"/>
    </style:style>
    <style:style style:name="T54" style:family="text">
      <style:text-properties style:font-name="Aktiv Grotesk" fo:font-size="9pt" officeooo:rsid="025b6811"/>
    </style:style>
    <style:style style:name="T55" style:family="text">
      <style:text-properties style:font-name="Aktiv Grotesk" fo:font-size="9pt" fo:font-weight="bold" officeooo:rsid="0183baed" style:font-weight-asian="bold" style:font-weight-complex="bold"/>
    </style:style>
    <style:style style:name="T56" style:family="text">
      <style:text-properties style:font-name="Aktiv Grotesk" fo:font-size="9pt" fo:font-weight="bold" officeooo:rsid="02c81640" style:font-weight-asian="bold" style:font-weight-complex="bold"/>
    </style:style>
    <style:style style:name="T57" style:family="text">
      <style:text-properties style:font-name="Aktiv Grotesk" fo:font-size="9pt" officeooo:rsid="027444e2"/>
    </style:style>
    <style:style style:name="T58" style:family="text">
      <style:text-properties style:font-name="Aktiv Grotesk" fo:font-size="9pt" officeooo:rsid="027773f3"/>
    </style:style>
    <style:style style:name="T59" style:family="text">
      <style:text-properties style:font-name="Aktiv Grotesk" fo:font-size="9pt" officeooo:rsid="027dff82"/>
    </style:style>
    <style:style style:name="T60" style:family="text">
      <style:text-properties style:font-name="Aktiv Grotesk" fo:font-size="9pt" officeooo:rsid="027f4195"/>
    </style:style>
    <style:style style:name="T61" style:family="text">
      <style:text-properties style:font-name="Aktiv Grotesk" fo:font-size="9pt" officeooo:rsid="0284d0c6"/>
    </style:style>
    <style:style style:name="T62" style:family="text">
      <style:text-properties style:font-name="Aktiv Grotesk" fo:font-size="9pt" officeooo:rsid="028a99ad"/>
    </style:style>
    <style:style style:name="T63" style:family="text">
      <style:text-properties style:font-name="Aktiv Grotesk" fo:font-size="9pt" officeooo:rsid="028c2054"/>
    </style:style>
    <style:style style:name="T64" style:family="text">
      <style:text-properties style:font-name="Aktiv Grotesk" fo:font-size="9pt" officeooo:rsid="0291a73a"/>
    </style:style>
    <style:style style:name="T65" style:family="text">
      <style:text-properties style:font-name="Aktiv Grotesk" fo:font-size="9pt" officeooo:rsid="02add58a"/>
    </style:style>
    <style:style style:name="T66" style:family="text">
      <style:text-properties style:font-name="Aktiv Grotesk" fo:font-size="9pt" officeooo:rsid="02d1b63e"/>
    </style:style>
    <style:style style:name="T67" style:family="text">
      <style:text-properties style:font-name="Aktiv Grotesk" fo:font-size="9pt" officeooo:rsid="02d96998"/>
    </style:style>
    <style:style style:name="T68" style:family="text">
      <style:text-properties style:font-name="Aktiv Grotesk" fo:font-size="9pt" officeooo:rsid="02e5d3c1"/>
    </style:style>
    <style:style style:name="T69" style:family="text">
      <style:text-properties style:font-name="Aktiv Grotesk" fo:font-size="9pt" officeooo:rsid="02e70e25"/>
    </style:style>
    <style:style style:name="T70" style:family="text">
      <style:text-properties style:font-name="Aktiv Grotesk" fo:font-size="9pt" officeooo:rsid="02e971a7"/>
    </style:style>
    <style:style style:name="T71" style:family="text">
      <style:text-properties style:font-name="Aktiv Grotesk" fo:font-size="9pt" officeooo:rsid="02ebebf5"/>
    </style:style>
    <style:style style:name="T72" style:family="text">
      <style:text-properties style:font-name="Aktiv Grotesk" fo:font-size="9pt" officeooo:rsid="02eec970"/>
    </style:style>
    <style:style style:name="T73" style:family="text">
      <style:text-properties style:font-name="Aktiv Grotesk" fo:font-size="9pt" officeooo:rsid="02f0306b"/>
    </style:style>
    <style:style style:name="T74" style:family="text">
      <style:text-properties style:font-name="Aktiv Grotesk" fo:font-size="14.6999998092651pt" fo:font-weight="normal" officeooo:rsid="01ebd5ad" style:font-name-asian="Microsoft YaHei" style:font-size-asian="14.6999998092651pt" style:font-weight-asian="bold" style:font-name-complex="Lucida Sans" style:font-size-complex="16.1000003814697pt" style:font-weight-complex="normal"/>
    </style:style>
    <style:style style:name="T75" style:family="text">
      <style:text-properties style:font-name="Aktiv Grotesk" fo:font-size="14.6999998092651pt" fo:font-style="normal" fo:font-weight="normal" officeooo:rsid="0241f83a" style:font-name-asian="Microsoft YaHei" style:font-size-asian="14.6999998092651pt" style:font-style-asian="normal" style:font-weight-asian="normal" style:font-name-complex="Lucida Sans" style:font-size-complex="16.1000003814697pt" style:font-style-complex="normal" style:font-weight-complex="normal"/>
    </style:style>
    <style:style style:name="T76" style:family="text">
      <style:text-properties style:font-name="Aktiv Grotesk" fo:font-size="12pt" fo:font-weight="normal" officeooo:rsid="022f264f" style:font-name-asian="Microsoft YaHei" style:font-size-asian="12pt" style:font-weight-asian="bold" style:font-name-complex="Lucida Sans" style:font-size-complex="12pt" style:font-weight-complex="normal"/>
    </style:style>
    <style:style style:name="T77" style:family="text">
      <style:text-properties style:font-name="Aktiv Grotesk" fo:font-size="12pt" fo:font-weight="normal" officeooo:rsid="027911a4" style:font-name-asian="Microsoft YaHei" style:font-size-asian="12pt" style:font-weight-asian="bold" style:font-name-complex="Lucida Sans" style:font-size-complex="12pt" style:font-weight-complex="normal"/>
    </style:style>
    <style:style style:name="T78" style:family="text">
      <style:text-properties style:font-name="Aktiv Grotesk" fo:font-size="12pt" fo:font-weight="normal" officeooo:rsid="02956e94" style:font-name-asian="Microsoft YaHei" style:font-size-asian="12pt" style:font-weight-asian="bold" style:font-name-complex="Lucida Sans" style:font-size-complex="12pt" style:font-weight-complex="normal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2c81640" style:font-weight-asian="bold" style:font-weight-complex="bold"/>
    </style:style>
    <style:style style:name="T81" style:family="text">
      <style:text-properties fo:font-weight="bold" officeooo:rsid="02f0eeb5" style:font-weight-asian="bold" style:font-weight-complex="bold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0593966" style:font-style-asian="italic" style:font-style-complex="italic"/>
    </style:style>
    <style:style style:name="T84" style:family="text">
      <style:text-properties fo:font-style="italic" officeooo:rsid="014cd1fd" style:font-style-asian="italic" style:font-style-complex="italic"/>
    </style:style>
    <style:style style:name="T85" style:family="text">
      <style:text-properties fo:font-style="italic" officeooo:rsid="01912042" style:font-style-asian="italic" style:font-style-complex="italic"/>
    </style:style>
    <style:style style:name="T86" style:family="text">
      <style:text-properties fo:font-style="italic" officeooo:rsid="02a81a0e" style:font-style-asian="italic" style:font-style-complex="italic"/>
    </style:style>
    <style:style style:name="T87" style:family="text">
      <style:text-properties fo:font-style="italic" officeooo:rsid="02ab0cee" style:font-style-asian="italic" style:font-style-complex="italic"/>
    </style:style>
    <style:style style:name="T88" style:family="text">
      <style:text-properties fo:font-style="italic" officeooo:rsid="02add58a" style:font-style-asian="italic" style:font-style-complex="italic"/>
    </style:style>
    <style:style style:name="T89" style:family="text">
      <style:text-properties fo:font-style="italic" officeooo:rsid="02c44ac9" style:font-style-asian="italic" style:font-style-complex="italic"/>
    </style:style>
    <style:style style:name="T90" style:family="text">
      <style:text-properties fo:font-style="italic" style:text-underline-style="none" style:font-style-asian="italic" style:font-style-complex="italic"/>
    </style:style>
    <style:style style:name="T91" style:family="text">
      <style:text-properties fo:font-style="italic" fo:font-weight="normal" officeooo:rsid="01715b7c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24821b5" style:font-style-asian="italic" style:font-weight-asian="normal" style:font-style-complex="italic" style:font-weight-complex="normal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officeooo:rsid="0070c1df" style:font-weight-asian="normal" style:font-weight-complex="normal"/>
    </style:style>
    <style:style style:name="T95" style:family="text">
      <style:text-properties fo:font-weight="normal" officeooo:rsid="00b08679" style:font-weight-asian="normal" style:font-weight-complex="normal"/>
    </style:style>
    <style:style style:name="T96" style:family="text">
      <style:text-properties fo:font-weight="normal" officeooo:rsid="00ec1c91" style:font-weight-asian="normal" style:font-weight-complex="normal"/>
    </style:style>
    <style:style style:name="T97" style:family="text">
      <style:text-properties fo:font-weight="normal" officeooo:rsid="00ed9b1e" style:font-weight-asian="normal" style:font-weight-complex="normal"/>
    </style:style>
    <style:style style:name="T98" style:family="text">
      <style:text-properties fo:font-weight="normal" officeooo:rsid="00ee36e6" style:font-weight-asian="normal" style:font-weight-complex="normal"/>
    </style:style>
    <style:style style:name="T99" style:family="text">
      <style:text-properties fo:font-weight="normal" officeooo:rsid="00f5916e" style:font-weight-asian="normal" style:font-weight-complex="normal"/>
    </style:style>
    <style:style style:name="T100" style:family="text">
      <style:text-properties fo:font-weight="normal" officeooo:rsid="00f8d8bf" style:font-weight-asian="normal" style:font-weight-complex="normal"/>
    </style:style>
    <style:style style:name="T101" style:family="text">
      <style:text-properties fo:font-weight="normal" officeooo:rsid="010ce4fd" style:font-weight-asian="normal" style:font-weight-complex="normal"/>
    </style:style>
    <style:style style:name="T102" style:family="text">
      <style:text-properties fo:font-weight="normal" officeooo:rsid="00627864" style:font-weight-asian="normal" style:font-weight-complex="normal"/>
    </style:style>
    <style:style style:name="T103" style:family="text">
      <style:text-properties fo:font-weight="normal" officeooo:rsid="008f76f9" style:font-weight-asian="normal" style:font-weight-complex="normal"/>
    </style:style>
    <style:style style:name="T104" style:family="text">
      <style:text-properties fo:font-weight="normal" officeooo:rsid="00cb929a" style:font-weight-asian="normal" style:font-weight-complex="normal"/>
    </style:style>
    <style:style style:name="T105" style:family="text">
      <style:text-properties fo:font-weight="normal" officeooo:rsid="00947715" style:font-weight-asian="normal" style:font-weight-complex="normal"/>
    </style:style>
    <style:style style:name="T106" style:family="text">
      <style:text-properties fo:font-weight="normal" officeooo:rsid="0094f5ac" style:font-weight-asian="normal" style:font-weight-complex="normal"/>
    </style:style>
    <style:style style:name="T107" style:family="text">
      <style:text-properties fo:font-weight="normal" officeooo:rsid="007f3525" style:font-weight-asian="normal" style:font-weight-complex="normal"/>
    </style:style>
    <style:style style:name="T108" style:family="text">
      <style:text-properties fo:font-weight="normal" officeooo:rsid="00696cea" style:font-weight-asian="normal" style:font-weight-complex="normal"/>
    </style:style>
    <style:style style:name="T109" style:family="text">
      <style:text-properties fo:font-weight="normal" officeooo:rsid="0129ecdf" style:font-weight-asian="normal" style:font-weight-complex="normal"/>
    </style:style>
    <style:style style:name="T110" style:family="text">
      <style:text-properties fo:font-weight="normal" officeooo:rsid="01306833" style:font-weight-asian="normal" style:font-weight-complex="normal"/>
    </style:style>
    <style:style style:name="T111" style:family="text">
      <style:text-properties fo:font-weight="normal" officeooo:rsid="0148cd99" style:font-weight-asian="normal" style:font-weight-complex="normal"/>
    </style:style>
    <style:style style:name="T112" style:family="text">
      <style:text-properties fo:font-weight="normal" officeooo:rsid="016dbf5d" style:font-weight-asian="normal" style:font-weight-complex="normal"/>
    </style:style>
    <style:style style:name="T113" style:family="text">
      <style:text-properties fo:font-weight="normal" officeooo:rsid="016f9f10" style:font-weight-asian="normal" style:font-weight-complex="normal"/>
    </style:style>
    <style:style style:name="T114" style:family="text">
      <style:text-properties fo:font-weight="normal" officeooo:rsid="01c5bf9a" style:font-weight-asian="normal" style:font-weight-complex="normal"/>
    </style:style>
    <style:style style:name="T115" style:family="text">
      <style:text-properties fo:font-weight="normal" officeooo:rsid="0211937c" style:font-weight-asian="normal" style:font-weight-complex="normal"/>
    </style:style>
    <style:style style:name="T116" style:family="text">
      <style:text-properties fo:font-weight="normal" officeooo:rsid="02143abb" style:font-weight-asian="normal" style:font-weight-complex="normal"/>
    </style:style>
    <style:style style:name="T117" style:family="text">
      <style:text-properties fo:font-weight="normal" officeooo:rsid="0241f83a" style:font-weight-asian="normal" style:font-weight-complex="normal"/>
    </style:style>
    <style:style style:name="T118" style:family="text">
      <style:text-properties fo:font-weight="normal" officeooo:rsid="02584aaa" style:font-weight-asian="normal" style:font-weight-complex="normal"/>
    </style:style>
    <style:style style:name="T119" style:family="text">
      <style:text-properties fo:font-weight="normal" officeooo:rsid="00f9b3e1" style:font-weight-asian="normal" style:font-weight-complex="normal"/>
    </style:style>
    <style:style style:name="T120" style:family="text">
      <style:text-properties fo:font-weight="normal" officeooo:rsid="027c91b0" style:font-weight-asian="normal" style:font-weight-complex="normal"/>
    </style:style>
    <style:style style:name="T121" style:family="text">
      <style:text-properties fo:font-weight="normal" officeooo:rsid="029b0c39" style:font-weight-asian="normal" style:font-weight-complex="normal"/>
    </style:style>
    <style:style style:name="T122" style:family="text">
      <style:text-properties fo:font-weight="normal" officeooo:rsid="02c63bbc" style:font-weight-asian="normal" style:font-weight-complex="normal"/>
    </style:style>
    <style:style style:name="T123" style:family="text">
      <style:text-properties fo:font-weight="normal" officeooo:rsid="02c7268e" style:font-weight-asian="normal" style:font-weight-complex="normal"/>
    </style:style>
    <style:style style:name="T124" style:family="text">
      <style:text-properties fo:font-weight="normal" officeooo:rsid="02c86993" style:font-weight-asian="normal" style:font-weight-complex="normal"/>
    </style:style>
    <style:style style:name="T125" style:family="text">
      <style:text-properties fo:font-weight="normal" officeooo:rsid="02b4735b" style:font-weight-asian="normal" style:font-weight-complex="normal"/>
    </style:style>
    <style:style style:name="T126" style:family="text">
      <style:text-properties fo:font-weight="normal" officeooo:rsid="02c81640" style:font-weight-asian="normal" style:font-weight-complex="normal"/>
    </style:style>
    <style:style style:name="T127" style:family="text">
      <style:text-properties fo:font-weight="normal" officeooo:rsid="008d5d43" style:font-weight-asian="normal" style:font-weight-complex="normal"/>
    </style:style>
    <style:style style:name="T128" style:family="text">
      <style:text-properties fo:font-weight="normal" officeooo:rsid="0197e276" style:font-weight-asian="normal" style:font-weight-complex="normal"/>
    </style:style>
    <style:style style:name="T129" style:family="text">
      <style:text-properties fo:font-weight="normal" officeooo:rsid="02f2812d" style:font-weight-asian="normal" style:font-weight-complex="normal"/>
    </style:style>
    <style:style style:name="T130" style:family="text">
      <style:text-properties officeooo:rsid="00696cea"/>
    </style:style>
    <style:style style:name="T131" style:family="text">
      <style:text-properties officeooo:rsid="00b9a841"/>
    </style:style>
    <style:style style:name="T1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1014c4d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593966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2a81a0e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2cd6223" style:font-style-asian="normal" style:font-weight-asian="bold" style:font-style-complex="normal" style:font-weight-complex="bold"/>
    </style:style>
    <style:style style:name="T137" style:family="text">
      <style:text-properties fo:font-style="normal" style:text-underline-style="none" fo:font-weight="bold" officeooo:rsid="00593966" style:font-style-asian="normal" style:font-weight-asian="bold" style:font-style-complex="normal" style:font-weight-complex="bold"/>
    </style:style>
    <style:style style:name="T138" style:family="text">
      <style:text-properties fo:font-style="normal" style:text-underline-style="none" fo:font-weight="bold" officeooo:rsid="01014c4d" style:font-style-asian="normal" style:font-weight-asian="bold" style:font-style-complex="normal" style:font-weight-complex="bold"/>
    </style:style>
    <style:style style:name="T1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1715b7c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70c1df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4159dd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41f83a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c5bf9a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1306833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29ecdf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24b77de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25862f8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258e38e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25ea1c0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262bc70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129f874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2c44ac9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2d7bfcd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e35da0" style:font-style-asian="normal" style:font-weight-asian="normal" style:font-style-complex="normal" style:font-weight-complex="normal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fo:font-style="normal" officeooo:rsid="00faae41" style:font-style-asian="normal" style:font-style-complex="normal"/>
    </style:style>
    <style:style style:name="T158" style:family="text">
      <style:text-properties fo:font-style="normal" officeooo:rsid="00f5916e" style:font-style-asian="normal" style:font-style-complex="normal"/>
    </style:style>
    <style:style style:name="T159" style:family="text">
      <style:text-properties fo:font-style="normal" officeooo:rsid="00f7272a" style:font-style-asian="normal" style:font-style-complex="normal"/>
    </style:style>
    <style:style style:name="T160" style:family="text">
      <style:text-properties fo:font-style="normal" officeooo:rsid="00f8d8bf" style:font-style-asian="normal" style:font-style-complex="normal"/>
    </style:style>
    <style:style style:name="T161" style:family="text">
      <style:text-properties fo:font-style="normal" officeooo:rsid="02454a8f" style:font-style-asian="normal" style:font-style-complex="normal"/>
    </style:style>
    <style:style style:name="T162" style:family="text">
      <style:text-properties fo:font-style="normal" officeooo:rsid="0256d8db" style:font-style-asian="normal" style:font-style-complex="normal"/>
    </style:style>
    <style:style style:name="T163" style:family="text">
      <style:text-properties fo:font-style="normal" officeooo:rsid="027444e2" style:font-style-asian="normal" style:font-style-complex="normal"/>
    </style:style>
    <style:style style:name="T164" style:family="text">
      <style:text-properties officeooo:rsid="010c7fdc"/>
    </style:style>
    <style:style style:name="T165" style:family="text">
      <style:text-properties fo:font-size="12pt" style:font-size-asian="12pt" style:font-size-complex="12pt"/>
    </style:style>
    <style:style style:name="T166" style:family="text">
      <style:text-properties fo:font-size="12pt" officeooo:rsid="00ef5580" style:font-size-asian="12pt" style:font-size-complex="12pt"/>
    </style:style>
    <style:style style:name="T167" style:family="text">
      <style:text-properties fo:font-size="12pt" officeooo:rsid="016b5841" style:font-size-asian="12pt" style:font-size-complex="12pt"/>
    </style:style>
    <style:style style:name="T168" style:family="text">
      <style:text-properties fo:font-size="12pt" officeooo:rsid="014c8cf0" style:font-size-asian="12pt" style:font-size-complex="12pt"/>
    </style:style>
    <style:style style:name="T169" style:family="text">
      <style:text-properties fo:font-size="12pt" fo:font-weight="normal" style:font-size-asian="12pt" style:font-weight-asian="normal" style:font-size-complex="12pt" style:font-weight-complex="normal"/>
    </style:style>
    <style:style style:name="T170" style:family="text">
      <style:text-properties fo:font-size="12pt" fo:font-style="normal" fo:font-weight="normal" officeooo:rsid="01715b7c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officeooo:rsid="011f168d"/>
    </style:style>
    <style:style style:name="T172" style:family="text">
      <style:text-properties officeooo:rsid="008d5d43"/>
    </style:style>
    <style:style style:name="T173" style:family="text">
      <style:text-properties officeooo:rsid="0197e276"/>
    </style:style>
    <style:style style:name="T174" style:family="text">
      <style:text-properties officeooo:rsid="01ad4160"/>
    </style:style>
    <style:style style:name="T175" style:family="text">
      <style:text-properties officeooo:rsid="01bdf9d3"/>
    </style:style>
    <style:style style:name="T176" style:family="text">
      <style:text-properties officeooo:rsid="01dc2097"/>
    </style:style>
    <style:style style:name="T177" style:family="text">
      <style:text-properties officeooo:rsid="01dcb0f9"/>
    </style:style>
    <style:style style:name="T178" style:family="text">
      <style:text-properties officeooo:rsid="01fc29be"/>
    </style:style>
    <style:style style:name="T179" style:family="text">
      <style:text-properties officeooo:rsid="024159dd"/>
    </style:style>
    <style:style style:name="T180" style:family="text">
      <style:text-properties officeooo:rsid="02499491"/>
    </style:style>
    <style:style style:name="T181" style:family="text">
      <style:text-properties officeooo:rsid="02536e9b"/>
    </style:style>
    <style:style style:name="T182" style:family="text">
      <style:text-properties officeooo:rsid="025862f8"/>
    </style:style>
    <style:style style:name="T183" style:family="text">
      <style:text-properties officeooo:rsid="0258e38e"/>
    </style:style>
    <style:style style:name="T184" style:family="text">
      <style:text-properties officeooo:rsid="025b6811"/>
    </style:style>
    <style:style style:name="T185" style:family="text">
      <style:text-properties officeooo:rsid="025d6801"/>
    </style:style>
    <style:style style:name="T186" style:family="text">
      <style:text-properties officeooo:rsid="0270a702"/>
    </style:style>
    <style:style style:name="T187" style:family="text">
      <style:text-properties officeooo:rsid="00e800dc"/>
    </style:style>
    <style:style style:name="T188" style:family="text">
      <style:text-properties officeooo:rsid="0129f874"/>
    </style:style>
    <style:style style:name="T189" style:family="text">
      <style:text-properties officeooo:rsid="00f02474"/>
    </style:style>
    <style:style style:name="T190" style:family="text">
      <style:text-properties officeooo:rsid="0112d664"/>
    </style:style>
    <style:style style:name="T191" style:family="text">
      <style:text-properties officeooo:rsid="010ce010"/>
    </style:style>
    <style:style style:name="T192" style:family="text">
      <style:text-properties officeooo:rsid="0192cf58"/>
    </style:style>
    <style:style style:name="T193" style:family="text">
      <style:text-properties officeooo:rsid="010b6af0"/>
    </style:style>
    <style:style style:name="T194" style:family="text">
      <style:text-properties officeooo:rsid="01022502"/>
    </style:style>
    <style:style style:name="T195" style:family="text">
      <style:text-properties officeooo:rsid="00e9d9bc"/>
    </style:style>
    <style:style style:name="T196" style:family="text">
      <style:text-properties officeooo:rsid="00f4952c"/>
    </style:style>
    <style:style style:name="T197" style:family="text">
      <style:text-properties officeooo:rsid="00f7f2eb"/>
    </style:style>
    <style:style style:name="T198" style:family="text">
      <style:text-properties officeooo:rsid="004429d7"/>
    </style:style>
    <style:style style:name="T199" style:family="text">
      <style:text-properties officeooo:rsid="00453bd6"/>
    </style:style>
    <style:style style:name="T200" style:family="text">
      <style:text-properties officeooo:rsid="0123f407"/>
    </style:style>
    <style:style style:name="T201" style:family="text">
      <style:text-properties officeooo:rsid="015f1e32"/>
    </style:style>
    <style:style style:name="T202" style:family="text">
      <style:text-properties officeooo:rsid="00f639bf"/>
    </style:style>
    <style:style style:name="T203" style:family="text">
      <style:text-properties officeooo:rsid="014f587a"/>
    </style:style>
    <style:style style:name="T204" style:family="text">
      <style:text-properties officeooo:rsid="0138f8b3"/>
    </style:style>
    <style:style style:name="T205" style:family="text">
      <style:text-properties officeooo:rsid="015153f5"/>
    </style:style>
    <style:style style:name="T206" style:family="text">
      <style:text-properties officeooo:rsid="01029d43"/>
    </style:style>
    <style:style style:name="T207" style:family="text">
      <style:text-properties officeooo:rsid="00f1fe12"/>
    </style:style>
    <style:style style:name="T208" style:family="text">
      <style:text-properties officeooo:rsid="00ebb00b"/>
    </style:style>
    <style:style style:name="T209" style:family="text">
      <style:text-properties officeooo:rsid="0118c432"/>
    </style:style>
    <style:style style:name="T210" style:family="text">
      <style:text-properties officeooo:rsid="027444e2"/>
    </style:style>
    <style:style style:name="T211" style:family="text">
      <style:text-properties officeooo:rsid="027773f3"/>
    </style:style>
    <style:style style:name="T212" style:family="text">
      <style:text-properties officeooo:rsid="027a5b04"/>
    </style:style>
    <style:style style:name="T213" style:family="text">
      <style:text-properties officeooo:rsid="027f4195"/>
    </style:style>
    <style:style style:name="T214" style:family="text">
      <style:text-properties officeooo:rsid="0291a73a"/>
    </style:style>
    <style:style style:name="T215" style:family="text">
      <style:text-properties officeooo:rsid="02997177"/>
    </style:style>
    <style:style style:name="T216" style:family="text">
      <style:text-properties officeooo:rsid="02a1cfb0"/>
    </style:style>
    <style:style style:name="T217" style:family="text">
      <style:text-properties officeooo:rsid="02a74d5e"/>
    </style:style>
    <style:style style:name="T218" style:family="text">
      <style:text-properties officeooo:rsid="02add58a"/>
    </style:style>
    <style:style style:name="T219" style:family="text">
      <style:text-properties officeooo:rsid="02b5c63c"/>
    </style:style>
    <style:style style:name="T220" style:family="text">
      <style:text-properties officeooo:rsid="02ba4c04"/>
    </style:style>
    <style:style style:name="T221" style:family="text">
      <style:text-properties officeooo:rsid="02bc5728"/>
    </style:style>
    <style:style style:name="T222" style:family="text">
      <style:text-properties officeooo:rsid="02c13bea"/>
    </style:style>
    <style:style style:name="T223" style:family="text">
      <style:text-properties officeooo:rsid="02c3c01a"/>
    </style:style>
    <style:style style:name="T224" style:family="text">
      <style:text-properties officeooo:rsid="02c44ac9"/>
    </style:style>
    <style:style style:name="T225" style:family="text">
      <style:text-properties officeooo:rsid="02c81467"/>
    </style:style>
    <style:style style:name="T226" style:family="text">
      <style:text-properties officeooo:rsid="01715b7c"/>
    </style:style>
    <style:style style:name="T227" style:family="text">
      <style:text-properties officeooo:rsid="02d1b63e"/>
    </style:style>
    <style:style style:name="T228" style:family="text">
      <style:text-properties officeooo:rsid="02d82b91"/>
    </style:style>
    <style:style style:name="T229" style:family="text">
      <style:text-properties officeooo:rsid="02d9170b"/>
    </style:style>
    <style:style style:name="T230" style:family="text">
      <style:text-properties officeooo:rsid="02e0c0e9"/>
    </style:style>
    <style:style style:name="T231" style:family="text">
      <style:text-properties officeooo:rsid="02e3171e"/>
    </style:style>
    <style:style style:name="T232" style:family="text">
      <style:text-properties officeooo:rsid="02ed98d6"/>
    </style:style>
    <style:style style:name="T233" style:family="text">
      <style:text-properties officeooo:rsid="02f0ee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32">Tristan Bunn <text:s/></text:span><text:span text:style-name="T78">academic</text:span><text:span text:style-name="T166"> · </text:span><text:span text:style-name="T76">c</text:span><text:span text:style-name="T77">reative technologist</text:span></text:h>
      <text:h text:style-name="P18" text:outline-level="2">Education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82217830272">
          <table:table-cell table:style-name="Table2.A1" office:value-type="string">
            <text:p text:style-name="P4"><text:span text:style-name="T79">Masters of Science: Information Technology</text:span><text:line-break/><text:span text:style-name="T82">University of Cape Town (2016)</text:span></text:p>
            <text:p text:style-name="P4"><text:span text:style-name="T79">Baccalaureus Technologiae: Graphic Design</text:span><text:line-break/><text:span text:style-name="T90">Cape Peninsula University of Technology (2009)</text:span></text:p>
            <text:p text:style-name="P4"><text:span text:style-name="T79">Digital Design Diploma</text:span><text:line-break/><text:span text:style-name="T84">Austin Ellis School of Graphic Design </text:span><text:span text:style-name="T82">(2003)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<text:span text:style-name="T79">P</text:span><text:span text:style-name="T132">hD <text:s/>* </text:span><text:span text:style-name="T136">candidate, </text:span><text:span text:style-name="T133">part-time, i</text:span><text:span text:style-name="T137">n </text:span><text:span text:style-name="T138">p</text:span><text:span text:style-name="T137">rogress *</text:span><text:line-break/><text:span text:style-name="T83">Victoria University of Wellington, </text:span><text:span text:style-name="T85">H</text:span><text:span text:style-name="T83">uman-Computer Interaction (HCI) Research Group (2019 – …)</text:span></text:p>
            <text:p text:style-name="P12"><text:span text:style-name="T134">Diploma of Applied Innovation <text:s/>* </text:span><text:span text:style-name="T135">in progress *</text:span><text:span text:style-name="T83"><text:line-break/></text:span><text:span text:style-name="T86">C</text:span><text:span text:style-name="T83">reative HQ </text:span><text:span text:style-name="T86">S</text:span><text:span text:style-name="T83">chool of Innovation<text:line-break/></text:span><text:span text:style-name="T86">Part of </text:span><text:span text:style-name="T87">G</text:span><text:span text:style-name="T86">ovTech Accelerator fellowship</text:span></text:p>
          </table:table-cell>
        </table:table-row>
      </table:table>
      <text:h text:style-name="P19" text:outline-level="2">Featured Projects</text:h>
      <text:h text:style-name="P20" text:outline-level="3"><text:span text:style-name="T5">Learn Python Visually: </text:span><text:span text:style-name="T6">Creative Coding with Processing.py</text:span> (<text:span text:style-name="T5">2021</text:span><text:span text:style-name="T12">)</text:span></text:h>
      <text:p text:style-name="P3"><text:span text:style-name="T221">Sole-authored book on</text:span><text:span text:style-name="T164"> creative coding using Processing Python mode</text:span>. <text:span text:style-name="T164">The content</text:span> draws on my <text:span text:style-name="T222">creative </text:span><text:span text:style-name="T220">practice and i</text:span>nvolvement <text:span text:style-name="T220">with</text:span> <text:span text:style-name="T171">various </text:span>open-source Python <text:span text:style-name="T164">graphics </text:span>projects. Publisher: No Starch Press (USA).</text:p>
      <text:h text:style-name="P21" text:outline-level="3"><text:span text:style-name="T4">PaperTracker</text:span>: A Gamified Music &amp; Tech Teaching Tool (201<text:span text:style-name="T174">9</text:span><text:span text:style-name="T221">)</text:span></text:h>
      <text:p text:style-name="P10">An interactive AR platform that provides fun and inexpensive challenges, promoting creative problem-solving and collaborative work by programming using a system of placeable tiles. I served as co-designer and lead programmer.</text:p>
      <text:h text:style-name="P21" text:outline-level="3"><text:span text:style-name="T11">Lonely Artist</text:span> – <text:span text:style-name="T212">T</text:span>rans-<text:span text:style-name="T11">M</text:span>edia <text:span text:style-name="T11">S</text:span>torytelling <text:span text:style-name="T212">T</text:span><text:span text:style-name="T11">hrough</text:span> <text:span text:style-name="T212">I</text:span>nteractive <text:span text:style-name="T212">C</text:span>omics (<text:span text:style-name="T11">in progress</text:span><text:span text:style-name="T12">)</text:span></text:h>
      <text:p text:style-name="P3"><text:span text:style-name="T221">I am co-creator of </text:span>Lonely Artist, an ongoing trans-media storytelling <text:span text:style-name="T220">project </text:span>that investigates interactive <text:span text:style-name="T223">panel sequences</text:span>, <text:span text:style-name="T212">combining comics and video games.</text:span> To date, <text:span text:style-name="T212">outputs include a </text:span>comic book published by CHROMA.</text:p>
      <text:h text:style-name="Heading_20_2" text:outline-level="2">Technical Proficiencies <text:s/><text:span text:style-name="T165">(</text:span><text:span text:style-name="T167">alphabetically listed</text:span><text:span text:style-name="T165">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82217882784">
          <table:table-cell table:style-name="Table3.A1" office:value-type="string">
            <text:p text:style-name="P5">Code</text:p>
            <text:p text:style-name="P9"><text:span text:style-name="T18">Hax</text:span><text:span text:style-name="T156">e </text:span><text:span text:style-name="T157">(OpenFL)</text:span><text:span text:style-name="T156"> ∙ HTML &amp; CSS (</text:span><text:span text:style-name="T158">JAMstack, Jekyll</text:span><text:span text:style-name="T156">) ∙ Git ∙ JavaScript </text:span><text:span text:style-name="T159">(vanilla, </text:span><text:span text:style-name="T162">D3, </text:span><text:span text:style-name="T159">React, </text:span><text:span text:style-name="T161">Vue.js</text:span><text:span text:style-name="T159">)</text:span><text:span text:style-name="T156"> ∙ Lua (Löve 2D) ∙ PHP ∙ Processing (</text:span><text:span text:style-name="T160">Java, JS, and Python </text:span><text:span text:style-name="T19">variants</text:span><text:span text:style-name="T156">) ∙ Python (Flask, OpenCV) ∙ SQL ∙ SVG ∙ Word</text:span><text:span text:style-name="T17">P</text:span><text:span text:style-name="T156">ress</text:span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5">Design &amp; Game</text:p>
            <text:p text:style-name="P6"><text:span text:style-name="T94">Adobe Animate ∙ Adobe Illustrator ∙ Adobe InDesign ∙ Adobe Photoshop ∙ Audacity ∙ Blender ∙ </text:span><text:span text:style-name="T47">Figma</text:span><text:span text:style-name="T94"> ∙ Gimp ∙ Inkscape ∙ </text:span><text:span text:style-name="T115">Scribus </text:span><text:span text:style-name="T94">∙ Unity </text:span><text:span text:style-name="T95">(</text:span><text:span text:style-name="T101">C#, </text:span><text:span text:style-name="T99">ML agents, </text:span><text:span text:style-name="T101">VR</text:span><text:span text:style-name="T95">)</text:span><text:span text:style-name="T94"> ∙ </text:span><text:span text:style-name="T100">some </text:span><text:span text:style-name="T94">Unreal Engine </text:span><text:span text:style-name="T116">and Godot</text:span><text:span text:style-name="T115"> </text:span><text:span text:style-name="T94">∙ </text:span><text:span text:style-name="T120">various non-linear editors</text:span></text:p>
          </table:table-cell>
        </table:table-row>
      </table:table>
      <text:h text:style-name="Heading_20_2" text:outline-level="2"><text:soft-page-break/><text:span text:style-name="T74">Employment</text:span> History</text:h>
      <text:h text:style-name="Heading_20_3" text:outline-level="3">Feb 2016 – current<text:line-break/><text:span text:style-name="T79">Interactive Media Lecturer</text:span><text:span text:style-name="T93"> </text:span><text:span text:style-name="T98">@ </text:span><text:span text:style-name="T93">Massey University – College of Creative Arts, Wellington campus</text:span></text:h>
      <text:p text:style-name="P14">D<text:span text:style-name="T175">evelopment and d</text:span>elivery of <text:span text:style-name="T176">face-to-face, blended and fully-online </text:span>creative coding, web, and game technologies<text:span text:style-name="T177"> </text:span><text:span text:style-name="T181">courses </text:span>that cover topics including generative design, interactive data visualisation, UX design for websites and apps, game <text:span text:style-name="T227">design and </text:span>development, and the creative applications of XR and ML ∙ Lecturing and assisting students with different design software <text:span text:style-name="T215">and real-time/</text:span><text:span text:style-name="T217">game</text:span><text:span text:style-name="T215"> engines</text:span>, <text:span text:style-name="T228">front-end web </text:span><text:span text:style-name="T229">techniques</text:span>, Python, <text:span text:style-name="T217">and </text:span>Processing ∙ Bachelor's capstone and postgraduate project supervision <text:span text:style-name="T29">∙ </text:span><text:span text:style-name="T40">P</text:span><text:span text:style-name="T39">romoted to Senior Lecturer</text:span> <text:span text:style-name="T29">∙ </text:span><text:span text:style-name="T30">2019 </text:span>RATA teaching award <text:span text:style-name="T181">recipient</text:span><text:span text:style-name="T29"> </text:span>∙ <text:span text:style-name="T178">S</text:span><text:span text:style-name="T52">tudent </text:span><text:span text:style-name="T53">successes include placements directly into industry roles, commercial game releases, and awards</text:span> ∙ <text:span text:style-name="T59">Working closely with a multi-disciplinary team of staff and students to produce highly collaborative creative projects that blend animation, film, game development, immersive media, media technology (hardware, virtual production), and </text:span><text:span text:style-name="T66">VFX</text:span></text:p>
      <text:h text:style-name="Heading_20_3" text:outline-level="3">Mar 2015 – Dec 2015<text:line-break/><text:span text:style-name="T79">Front-End Developer </text:span><text:span text:style-name="T96">@ </text:span><text:span text:style-name="T93">Springlab – technology incubator / startup</text:span></text:h>
      <text:p text:style-name="P8"><text:span text:style-name="T93">HTML, CSS, JavaScript, </text:span><text:span text:style-name="T112">and Python</text:span><text:span text:style-name="T93"> </text:span><text:span text:style-name="T103">developer</text:span><text:span text:style-name="T93"> ∙ </text:span><text:span text:style-name="T104">Design, d</text:span><text:span text:style-name="T93">evelop</text:span><text:span text:style-name="T105">ment,</text:span><text:span text:style-name="T93"> and implement</text:span><text:span text:style-name="T105">ation of</text:span><text:span text:style-name="T93"> new features (credit card payments front-end; guided tours; sign-up pages) </text:span><text:span text:style-name="T102">for</text:span><text:span text:style-name="T93"> RecoMed ∙ Manag</text:span><text:span text:style-name="T106">ement and coordination of</text:span><text:span text:style-name="T93"> outsourced UX</text:span></text:p>
      <text:h text:style-name="Heading_20_3" text:outline-level="3">Feb 2011 – Mar 2015<text:line-break/><text:span text:style-name="T79">Multimedia Design Lecturer</text:span><text:span text:style-name="T93"> </text:span><text:span text:style-name="T97">@ </text:span><text:span text:style-name="T93">Vega – advertising college, Cape Town campus</text:span></text:h>
      <text:p text:style-name="P8"><text:span text:style-name="T93">National Head of Digital Media ∙ </text:span><text:span text:style-name="T102">Development and delivery of m</text:span><text:span text:style-name="T93">ultimedia design/development lectures and workshops covering </text:span><text:span text:style-name="T48">multimedia development (Flash) &amp; creative coding</text:span><text:span text:style-name="T93">, </text:span><text:span text:style-name="T121">web development and </text:span><text:span text:style-name="T93">UX design, </text:span><text:span text:style-name="T118">and video games</text:span></text:p>
      <text:h text:style-name="Heading_20_3" text:outline-level="3">Jan 2010 – Jan 2011<text:line-break/><text:span text:style-name="T79">Web Design Team Leader</text:span><text:span text:style-name="T93"> </text:span><text:span text:style-name="T97">@ </text:span><text:span text:style-name="T93">Achievement Awards – incentive, motivation, and performance improvement</text:span></text:h>
      <text:p text:style-name="P8"><text:span text:style-name="T44">Web</text:span><text:span text:style-name="T93"> design, </text:span><text:span text:style-name="T107">graphic</text:span><text:span text:style-name="T113">s</text:span><text:span text:style-name="T93">, and front-end development for client campaign websites as well as a new online shopping catalogue system ∙ Clients include Samsung, Standard Bank, DB Schenker, Netcare, Mercedes-Benz, and SAB</text:span></text:p>
      <text:h text:style-name="Heading_20_3" text:outline-level="3">Mar 2007 – Dec 2009<text:line-break/><text:span text:style-name="T79">Head of Department (Web)</text:span><text:span text:style-name="T93"> </text:span><text:span text:style-name="T97">@ </text:span><text:span text:style-name="T93">Concept Interactive – print, web, and multimedia design</text:span></text:h>
      <text:p text:style-name="P26"><text:span text:style-name="T93">Head of Web, responsible for course development, coordination, and accompanying materials for full- and part-time courses, largely covering multimedia design and development ∙ </text:span><text:span text:style-name="T127">2009 recipient of </text:span><text:span text:style-name="T128">E</text:span><text:span text:style-name="T127">xtraordinary </text:span><text:span text:style-name="T128">D</text:span><text:span text:style-name="T127">edication award</text:span></text:p>
      <text:h text:style-name="Heading_20_3" text:outline-level="3"><text:span text:style-name="T130">Jan</text:span> 200<text:span text:style-name="T15">4</text:span> – Feb 2007<text:line-break/><text:span text:style-name="T79">Web </text:span><text:span text:style-name="T81">&amp; Print</text:span><text:span text:style-name="T79"> Designer, </text:span><text:span text:style-name="T16">Multimedia</text:span><text:span text:style-name="T79"> Developer</text:span><text:span text:style-name="T93"> </text:span><text:span text:style-name="T97">@ </text:span><text:span text:style-name="T93">Wayke Studios </text:span><text:span text:style-name="T129">&amp; Build.</text:span><text:span text:style-name="T93"> – </text:span><text:span text:style-name="T46">digital</text:span><text:span text:style-name="T93"> design and marketing</text:span></text:h>
      <text:p text:style-name="P8"><text:span text:style-name="T108">Print design, w</text:span><text:span text:style-name="T93">eb design, </text:span><text:span text:style-name="T108">Flash </text:span><text:span text:style-name="T93">and front-end </text:span><text:span text:style-name="T108">web</text:span><text:span text:style-name="T93"> development ∙ Clients include Robin Banks, Ecosse Subsea Systems, The Tarragon, G.R. Swiel International, Online SMS, Em Isaacson, Immersion, Kartal, and Artists Online</text:span><text:bookmark-start text:name="end"/><text:bookmark-end text:name="end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ktiv Grotesk" svg:font-family="'Aktiv Grotesk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ktiv Grotesk" fo:font-family="'Aktiv Grotesk'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4.2mm" fo:margin-bottom="10mm" loext:contextual-spacing="false" fo:keep-with-next="always"/>
      <style:text-properties style:font-name="Aktiv Grotesk" fo:font-family="'Aktiv Grotesk'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2.47mm" loext:contextual-spacing="false" fo:line-height="17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99mm" fo:margin-bottom="8.01mm" loext:contextual-spacing="false"/>
      <style:text-properties fo:font-size="140%" fo:font-weight="normal" style:font-size-asian="130%" style:font-weight-asian="bold" style:font-size-complex="130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mm" fo:margin-bottom="6mm" loext:contextual-spacing="false" style:page-number="auto" fo:padding-left="0mm" fo:padding-right="0mm" fo:padding-top="7mm" fo:padding-bottom="0mm" fo:border-left="none" fo:border-right="none" fo:border-top="0.74pt solid #000000" fo:border-bottom="none"/>
      <style:text-properties fo:font-size="105%" fo:font-weight="normal" style:font-size-asian="10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5mm" fo:margin-bottom="3mm" loext:contextual-spacing="false" fo:line-height="170%"/>
      <style:text-properties fo:font-size="9pt" fo:font-style="normal" fo:font-weight="bold" style:font-size-asian="101%" style:font-weight-asian="bold" style:font-size-complex="101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fo:padding="0mm" fo:border-left="none" fo:border-right="none" fo:border-top="none" fo:border-bottom="0.74pt solid #00000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90436"/>
    </style:style>
    <style:style style:name="MP2" style:family="paragraph" style:parent-style-name="Footer">
      <style:paragraph-properties fo:text-align="end" style:justify-single-word="false"/>
      <style:text-properties officeooo:paragraph-rsid="02d37823"/>
    </style:style>
    <style:style style:name="MT1" style:family="text">
      <style:text-properties officeooo:rsid="011e22e2"/>
    </style:style>
    <style:style style:name="MT2" style:family="text">
      <style:text-properties officeooo:rsid="02f0eeb5"/>
    </style:style>
    <style:style style:name="MT3" style:family="text">
      <style:text-properties officeooo:rsid="011102d8"/>
    </style:style>
    <style:style style:name="MT4" style:family="text">
      <style:text-properties style:font-name="Aktiv Grotesk" fo:font-size="9pt" officeooo:rsid="02d37823"/>
    </style:style>
    <style:page-layout style:name="Mpm1">
      <style:page-layout-properties fo:page-width="210.01mm" fo:page-height="297mm" style:num-format="1" style:print-orientation="portrait" fo:margin-top="17.99mm" fo:margin-bottom="11.99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8.01mm" fo:margin-left="0mm" fo:margin-right="0mm" fo:margin-top="7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curriculum vitae </text:span><text:span text:style-name="MT2">2022-11</text:span><text:span text:style-name="MT1"> | page </text:span><text:page-number text:select-page="current">2</text:page-number><text:s/><text:span text:style-name="MT3">of </text:span><text:span text:style-name="MT3"><text:bookmark-ref text:reference-format="page" text:ref-name="end">2</text:bookmark-ref></text:span></text:p>
      </style:footer>
    </style:master-page>
    <style:master-page style:name="Cover_20_Letter" style:display-name="Cover Letter" style:page-layout-name="Mpm2">
      <style:footer>
        <text:p text:style-name="MP2"><text:span text:style-name="MT4">cover</text:span><text:span text:style-name="MT1"> </text:span><text:span text:style-name="MT4">letter</text:span><text:span text:style-name="MT1"> | page </text:span><text:page-number style:num-format="i" text:select-page="current">vi</text:page-number></text:p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4T22:24:23.465000000</meta:creation-date>
    <dc:date>2022-10-29T14:38:31.051393069</dc:date>
    <meta:editing-duration>P1DT26M46S</meta:editing-duration>
    <meta:editing-cycles>606</meta:editing-cycles>
    <meta:generator>LibreOffice/6.4.7.2$Linux_X86_64 LibreOffice_project/40$Build-2</meta:generator>
    <meta:document-statistic meta:table-count="2" meta:image-count="0" meta:object-count="0" meta:page-count="2" meta:paragraph-count="34" meta:word-count="661" meta:character-count="4611" meta:non-whitespace-character-count="3966"/>
  </office:meta>
</office:document-meta>
</file>